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sort" table:style-name="ta1">
        <table:shapes>
          <draw:frame draw:z-index="0" draw:style-name="gr1" draw:text-style-name="P1" svg:width="16.006cm" svg:height="9.006cm" svg:x="15.862cm" svg:y="3.337cm">
            <draw:object draw:notify-on-update-of-ranges="mergesort.A1:mergesort.A1 mergesort.A2:mergesort.A11 mergesort.B1:mergesort.B1 mergesort.B2:mergesort.B11 mergesort.A1:mergesort.A1 mergesort.A2:mergesort.A11 mergesort.D1:mergesort.D1 mergesort.D2:mergesort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20" calcext:value-type="float">
            <text:p>2220</text:p>
          </table:table-cell>
          <table:table-cell table:formula="of:=[.B2]/([.A2]*LOG([.A2]))" office:value-type="float" office:value="0.0555" calcext:value-type="float">
            <text:p>0,0555</text:p>
          </table:table-cell>
          <table:table-cell table:formula="of:=[.A2]*LOG([.A2]) * [.C$13]" office:value-type="float" office:value="1054.68819046953" calcext:value-type="float">
            <text:p>1054,688190469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72" calcext:value-type="float">
            <text:p>1972</text:p>
          </table:table-cell>
          <table:table-cell table:formula="of:=[.B3]/([.A3]*LOG([.A3]))" office:value-type="float" office:value="0.0229247413060132" calcext:value-type="float">
            <text:p>0,022924741306013</text:p>
          </table:table-cell>
          <table:table-cell table:formula="of:=[.A3]*LOG([.A3]) * [.C$13]" office:value-type="float" office:value="2268.122771641" calcext:value-type="float">
            <text:p>2268,12277164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198" calcext:value-type="float">
            <text:p>3198</text:p>
          </table:table-cell>
          <table:table-cell table:formula="of:=[.B4]/([.A4]*LOG([.A4]))" office:value-type="float" office:value="0.0238099425803188" calcext:value-type="float">
            <text:p>0,023809942580319</text:p>
          </table:table-cell>
          <table:table-cell table:formula="of:=[.A4]*LOG([.A4]) * [.C$13]" office:value-type="float" office:value="3541.4751859897" calcext:value-type="float">
            <text:p>3541,475185989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262" calcext:value-type="float">
            <text:p>4262</text:p>
          </table:table-cell>
          <table:table-cell table:formula="of:=[.B5]/([.A5]*LOG([.A5]))" office:value-type="float" office:value="0.0231526751499939" calcext:value-type="float">
            <text:p>0,023152675149994</text:p>
          </table:table-cell>
          <table:table-cell table:formula="of:=[.A5]*LOG([.A5]) * [.C$13]" office:value-type="float" office:value="4853.73832468589" calcext:value-type="float">
            <text:p>4853,738324685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419" calcext:value-type="float">
            <text:p>5419</text:p>
          </table:table-cell>
          <table:table-cell table:formula="of:=[.B6]/([.A6]*LOG([.A6]))" office:value-type="float" office:value="0.023064629035723" calcext:value-type="float">
            <text:p>0,023064629035723</text:p>
          </table:table-cell>
          <table:table-cell table:formula="of:=[.A6]*LOG([.A6]) * [.C$13]" office:value-type="float" office:value="6194.93521367967" calcext:value-type="float">
            <text:p>6194,9352136796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580" calcext:value-type="float">
            <text:p>6580</text:p>
          </table:table-cell>
          <table:table-cell table:formula="of:=[.B7]/([.A7]*LOG([.A7]))" office:value-type="float" office:value="0.0229516942683347" calcext:value-type="float">
            <text:p>0,022951694268335</text:p>
          </table:table-cell>
          <table:table-cell table:formula="of:=[.A7]*LOG([.A7]) * [.C$13]" office:value-type="float" office:value="7559.18954408524" calcext:value-type="float">
            <text:p>7559,1895440852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7864" calcext:value-type="float">
            <text:p>7864</text:p>
          </table:table-cell>
          <table:table-cell table:formula="of:=[.B8]/([.A8]*LOG([.A8]))" office:value-type="float" office:value="0.0231869110212116" calcext:value-type="float">
            <text:p>0,023186911021212</text:p>
          </table:table-cell>
          <table:table-cell table:formula="of:=[.A8]*LOG([.A8]) * [.C$13]" office:value-type="float" office:value="8942.61844782264" calcext:value-type="float">
            <text:p>8942,6184478226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009" calcext:value-type="float">
            <text:p>9009</text:p>
          </table:table-cell>
          <table:table-cell table:formula="of:=[.B9]/([.A9]*LOG([.A9]))" office:value-type="float" office:value="0.0229676592309675" calcext:value-type="float">
            <text:p>0,022967659230968</text:p>
          </table:table-cell>
          <table:table-cell table:formula="of:=[.A9]*LOG([.A9]) * [.C$13]" office:value-type="float" office:value="10342.4622121796" calcext:value-type="float">
            <text:p>10342,462212179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0265" calcext:value-type="float">
            <text:p>10265</text:p>
          </table:table-cell>
          <table:table-cell table:formula="of:=[.B10]/([.A10]*LOG([.A10]))" office:value-type="float" office:value="0.0230217950248187" calcext:value-type="float">
            <text:p>0,023021795024819</text:p>
          </table:table-cell>
          <table:table-cell table:formula="of:=[.A10]*LOG([.A10]) * [.C$13]" office:value-type="float" office:value="11756.6574017125" calcext:value-type="float">
            <text:p>11756,65740171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546" calcext:value-type="float">
            <text:p>11546</text:p>
          </table:table-cell>
          <table:table-cell table:formula="of:=[.B11]/([.A11]*LOG([.A11]))" office:value-type="float" office:value="0.023092" calcext:value-type="float">
            <text:p>0,023092</text:p>
          </table:table-cell>
          <table:table-cell table:formula="of:=[.A11]*LOG([.A11]) * [.C$13]" office:value-type="float" office:value="13183.6023808691" calcext:value-type="float">
            <text:p>13183,6023808691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</text:p>
          </table:table-cell>
          <table:table-cell table:formula="of:=AVERAGE([.C2:.C12])" office:value-type="float" office:value="0.0263672047617381" calcext:value-type="float">
            <text:p>0,02636720476173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09:10:34.555188588</dc:date>
    <meta:editing-duration>PT15M2S</meta:editing-duration>
    <meta:editing-cycles>2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legend chart:legend-position="end" svg:x="10.637cm" svg:y="3.741cm" style:legend-expansion="high" chart:style-name="ch2"/>
        <chart:plot-area chart:style-name="ch3" table:cell-range-address="mergesort.A1:mergesort.B11 mergesort.D1:mergesort.D11" chart:data-source-has-labels="row" svg:x="0.32cm" svg:y="0.18cm" svg:width="9.997cm" svg:height="8.647cm">
          <chartooo:coordinate-region svg:x="1.338cm" svg:y="0.384cm" svg:width="8.211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sort.B2:mergesort.B11" chart:label-cell-address="mergesort.B1:mergesort.B1" chart:class="chart:scatter">
            <chart:domain table:cell-range-address="mergesort.A2:mergesort.A11"/>
            <chart:data-point chart:repeated="10"/>
          </chart:series>
          <chart:series chart:style-name="ch7" chart:values-cell-range-address="mergesort.D2:mergesort.D11" chart:label-cell-address="mergesort.D1:mergesort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mergesort.B1:mergesort.B1</svg:desc>
                </draw:g>
              </table:table-cell>
              <table:table-cell office:value-type="string">
                <text:p>Tiempo teórico estimado= K*f(n)</text:p>
                <draw:g>
                  <svg:desc>mergesort.D1:merge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mergesort.A2:mergesort.A11</svg:desc>
                </draw:g>
              </table:table-cell>
              <table:table-cell office:value-type="float" office:value="2220">
                <text:p>2220</text:p>
                <draw:g>
                  <svg:desc>mergesort.B2:mergesort.B11</svg:desc>
                </draw:g>
              </table:table-cell>
              <table:table-cell office:value-type="float" office:value="1054.68819046953">
                <text:p>1054.68819046953</text:p>
                <draw:g>
                  <svg:desc>mergesort.D2:mergesort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972">
                <text:p>1972</text:p>
              </table:table-cell>
              <table:table-cell office:value-type="float" office:value="2268.122771641">
                <text:p>2268.122771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3198">
                <text:p>3198</text:p>
              </table:table-cell>
              <table:table-cell office:value-type="float" office:value="3541.4751859897">
                <text:p>3541.4751859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4262">
                <text:p>4262</text:p>
              </table:table-cell>
              <table:table-cell office:value-type="float" office:value="4853.73832468589">
                <text:p>4853.73832468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419">
                <text:p>5419</text:p>
              </table:table-cell>
              <table:table-cell office:value-type="float" office:value="6194.93521367967">
                <text:p>6194.93521367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6580">
                <text:p>6580</text:p>
              </table:table-cell>
              <table:table-cell office:value-type="float" office:value="7559.18954408524">
                <text:p>7559.18954408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7864">
                <text:p>7864</text:p>
              </table:table-cell>
              <table:table-cell office:value-type="float" office:value="8942.61844782264">
                <text:p>8942.61844782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9009">
                <text:p>9009</text:p>
              </table:table-cell>
              <table:table-cell office:value-type="float" office:value="10342.4622121796">
                <text:p>10342.4622121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0265">
                <text:p>10265</text:p>
              </table:table-cell>
              <table:table-cell office:value-type="float" office:value="11756.6574017125">
                <text:p>11756.6574017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1546">
                <text:p>11546</text:p>
              </table:table-cell>
              <table:table-cell office:value-type="float" office:value="13183.6023808691">
                <text:p>13183.6023808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